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/>
  </office:font-face-decls>
  <office:automatic-styles>
    <style:style style:name="P1" style:parent-style-name="Normální" style:master-page-name="MP0" style:family="paragraph">
      <style:paragraph-properties fo:break-before="page"/>
      <style:text-properties fo:font-size="48pt" style:font-size-asian="48pt" style:font-size-complex="48pt"/>
    </style:style>
    <style:style style:name="P2" style:parent-style-name="Normální" style:family="paragraph">
      <style:text-properties fo:font-size="20pt" style:font-size-asian="20pt" style:font-size-complex="20pt"/>
    </style:style>
    <style:style style:name="P3" style:parent-style-name="Normální" style:family="paragraph">
      <style:text-properties fo:font-size="20pt" style:font-size-asian="20pt" style:font-size-complex="20pt"/>
    </style:style>
    <style:style style:name="P4" style:parent-style-name="Normální" style:family="paragraph">
      <style:text-properties fo:font-size="20pt" style:font-size-asian="20pt" style:font-size-complex="20pt"/>
    </style:style>
    <style:style style:name="P5" style:parent-style-name="Normální" style:family="paragraph">
      <style:text-properties fo:font-size="20pt" style:font-size-asian="20pt" style:font-size-complex="20pt"/>
    </style:style>
    <style:style style:name="T6" style:parent-style-name="Standardnípísmoodstavce" style:family="text">
      <style:text-properties fo:font-size="20pt" style:font-size-asian="20pt" style:font-size-complex="20pt"/>
    </style:style>
  </office:automatic-styles>
  <office:body>
    <office:text text:use-soft-page-breaks="true">
      <text:p text:style-name="P1">Mokrá-Horákov</text:p>
      <text:p text:style-name="P2">Rozloha-12,16 km²</text:p>
      <text:p text:style-name="P3">Počet obyvatel- 2 880</text:p>
      <text:p text:style-name="P4">Obec se rozkládá<text:s/>v Drahanské<text:s/>vrchovině, na okraji ekologicky nejcennějšího<text:s/>území<text:s/>okresu, jímž<text:s/>je chráněná<text:s/>krajinná<text:s/>oblast Moravský<text:s/>kras. Na<text:s/>území<text:s/>obce je jeskyně<text:s/>Pekárna.<text:s/>Nachází se zde lom, cementárna a bývalá raketová základna protivzdušné obrany, která měla chránit Brno.</text:p>
      <text:p text:style-name="P5">Zdroje:</text:p>
      <text:p text:style-name="Normální"><text:span text:style-name="T6">https://cs.wikipedia.org/wiki/Mokr%C3%A1-Hor%C3%A1kov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Nadpis3" style:display-name="Nadpis 3" style:family="paragraph" style:parent-style-name="Normální" style:next-style-name="Normální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Nadpis4" style:display-name="Nadpis 4" style:family="paragraph" style:parent-style-name="Normální" style:next-style-name="Normální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Nadpis5" style:display-name="Nadpis 5" style:family="paragraph" style:parent-style-name="Normální" style:next-style-name="Normální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Nadpis6" style:display-name="Nadpis 6" style:family="paragraph" style:parent-style-name="Normální" style:next-style-name="Normální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dpis7" style:display-name="Nadpis 7" style:family="paragraph" style:parent-style-name="Normální" style:next-style-name="Normální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dpis8" style:display-name="Nadpis 8" style:family="paragraph" style:parent-style-name="Normální" style:next-style-name="Normální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dpis9" style:display-name="Nadpis 9" style:family="paragraph" style:parent-style-name="Normální" style:next-style-name="Normální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dpis2Char" style:display-name="Nadpis 2 Char" style:family="text" style:parent-style-name="Standardnípísmoodstavc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dpis3Char" style:display-name="Nadpis 3 Char" style:family="text" style:parent-style-name="Standardnípísmoodstavce">
      <style:text-properties style:font-name-asian="Times New Roman" style:font-name-complex="Times New Roman" fo:color="#0F4761" fo:font-size="14pt" style:font-size-asian="14pt" style:font-size-complex="14pt"/>
    </style:style>
    <style:style style:name="Nadpis4Char" style:display-name="Nadpis 4 Char" style:family="text" style:parent-style-name="Standardnípísmoodstavce">
      <style:text-properties style:font-name-asian="Times New Roman" style:font-name-complex="Times New Roman" fo:font-style="italic" style:font-style-asian="italic" style:font-style-complex="italic" fo:color="#0F4761"/>
    </style:style>
    <style:style style:name="Nadpis5Char" style:display-name="Nadpis 5 Char" style:family="text" style:parent-style-name="Standardnípísmoodstavce">
      <style:text-properties style:font-name-asian="Times New Roman" style:font-name-complex="Times New Roman" fo:color="#0F4761"/>
    </style:style>
    <style:style style:name="Nadpis6Char" style:display-name="Nadpis 6 Char" style:family="text" style:parent-style-name="Standardnípísmoodstavce">
      <style:text-properties style:font-name-asian="Times New Roman" style:font-name-complex="Times New Roman" fo:font-style="italic" style:font-style-asian="italic" style:font-style-complex="italic" fo:color="#595959"/>
    </style:style>
    <style:style style:name="Nadpis7Char" style:display-name="Nadpis 7 Char" style:family="text" style:parent-style-name="Standardnípísmoodstavce">
      <style:text-properties style:font-name-asian="Times New Roman" style:font-name-complex="Times New Roman" fo:color="#595959"/>
    </style:style>
    <style:style style:name="Nadpis8Char" style:display-name="Nadpis 8 Char" style:family="text" style:parent-style-name="Standardnípísmoodstavce">
      <style:text-properties style:font-name-asian="Times New Roman" style:font-name-complex="Times New Roman" fo:font-style="italic" style:font-style-asian="italic" style:font-style-complex="italic" fo:color="#272727"/>
    </style:style>
    <style:style style:name="Nadpis9Char" style:display-name="Nadpis 9 Char" style:family="text" style:parent-style-name="Standardnípísmoodstavce">
      <style:text-properties style:font-name-asian="Times New Roman" style:font-name-complex="Times New Roman" fo:color="#272727"/>
    </style:style>
    <style:style style:name="Název" style:display-name="Název" style:family="paragraph" style:parent-style-name="Normální" style:next-style-name="Normální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NázevChar" style:display-name="Název Char" style:family="text" style:parent-style-name="Standardnípísmoodstavc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nadpis" style:display-name="Podnadpis" style:family="paragraph" style:parent-style-name="Normální" style:next-style-name="Normální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nadpisChar" style:display-name="Podnadpis Char" style:family="text" style:parent-style-name="Standardnípísmoodstavc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át" style:display-name="Citát" style:family="paragraph" style:parent-style-name="Normální" style:next-style-name="Normální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átChar" style:display-name="Citát Char" style:family="text" style:parent-style-name="Standardnípísmoodstavce">
      <style:text-properties fo:font-style="italic" style:font-style-asian="italic" style:font-style-complex="italic" fo:color="#404040"/>
    </style:style>
    <style:style style:name="Odstavecseseznamem" style:display-name="Odstavec se seznamem" style:family="paragraph" style:parent-style-name="Normální">
      <style:paragraph-properties style:contextual-spacing="true" fo:margin-left="0.5in">
        <style:tab-stops/>
      </style:paragraph-properties>
      <style:text-properties fo:hyphenate="false"/>
    </style:style>
    <style:style style:name="Zdůrazněníintenzivní" style:display-name="Zdůraznění – intenzivní" style:family="text" style:parent-style-name="Standardnípísmoodstavce">
      <style:text-properties fo:font-style="italic" style:font-style-asian="italic" style:font-style-complex="italic" fo:color="#0F4761"/>
    </style:style>
    <style:style style:name="Výraznýcitát" style:display-name="Výrazný citát" style:family="paragraph" style:parent-style-name="Normální" style:next-style-name="Normální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VýraznýcitátChar" style:display-name="Výrazný citát Char" style:family="text" style:parent-style-name="Standardnípísmoodstavce">
      <style:text-properties fo:font-style="italic" style:font-style-asian="italic" style:font-style-complex="italic" fo:color="#0F4761"/>
    </style:style>
    <style:style style:name="Odkazintenzivní" style:display-name="Odkaz – intenzivní" style:family="text" style:parent-style-name="Standardnípísmoodstavce">
      <style:text-properties fo:font-weight="bold" style:font-weight-asian="bold" style:font-weight-complex="bold" fo:font-variant="small-caps" fo:color="#0F4761" fo:letter-spacing="0.0034in"/>
    </style:style>
    <style:style style:name="Hypertextovýodkaz" style:display-name="Hypertextový odkaz" style:family="text" style:parent-style-name="Standardnípísmoodstavce">
      <style:text-properties fo:color="#467886" style:text-underline-type="single" style:text-underline-style="solid" style:text-underline-width="auto" style:text-underline-mode="continuous"/>
    </style:style>
    <style:style style:name="Nevyřešenázmínka" style:display-name="Nevyřešená zmínka" style:family="text" style:parent-style-name="Standardnípísmoodstavce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 Gaťařík</meta:initial-creator>
    <dc:creator>Jan Gaťařík</dc:creator>
    <meta:creation-date>2025-03-06T11:28:00Z</meta:creation-date>
    <dc:date>2025-03-06T11:38:00Z</dc:date>
    <meta:template xlink:href="Normal.dotm" xlink:type="simple"/>
    <meta:editing-cycles>1</meta:editing-cycles>
    <meta:editing-duration>PT600S</meta:editing-duration>
    <meta:document-statistic meta:page-count="1" meta:paragraph-count="1" meta:word-count="56" meta:character-count="390" meta:row-count="2" meta:non-whitespace-character-count="335"/>
  </office:meta>
</office:document-meta>
</file>